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Normal" style:family="paragraph">
      <style:paragraph-properties fo:break-before="page"/>
    </style:style>
    <style:style style:name="P45" style:parent-style-name="Sansinterligne" style:family="paragraph"/>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T50" style:parent-style-name="Policepardéfaut" style:family="text">
      <style:text-properties style:text-position="super 66.6%"/>
    </style:style>
    <style:style style:name="P51" style:parent-style-name="Normal" style:family="paragraph">
      <style:paragraph-properties fo:text-align="justify"/>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text:s/>Janvier 2020</text:p>
      <text:p text:style-name="P21"/>
      <text:h text:style-name="En-têtedetabledesmatières" text:outline-level="1"><text:bookmark-start text:name="_Toc30067875"/><text:bookmark-start text:name="_Toc30154540"/><text:bookmark-start text:name="_Toc30688759"/><text:soft-page-break/><text:span text:style-name="Titre2Car">Table des matières</text:span><text:bookmark-end text:name="_Toc30067875"/><text:bookmark-end text:name="_Toc30154540"/><text:bookmark-end text:name="_Toc3068875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0688759" office:target-frame-name="_top" xlink:show="replace"><text:span text:style-name="Lienhypertexte">Table des matières</text:span><text:tab/>2</text:a></text:p>
          <text:p text:style-name="P23"><text:a xlink:href="#_Toc30688760" office:target-frame-name="_top" xlink:show="replace"><text:span text:style-name="Lienhypertexte">Présentation des fonctionnalités</text:span><text:tab/>3</text:a></text:p>
          <text:p text:style-name="P24"><text:a xlink:href="#_Toc30688761" office:target-frame-name="_top" xlink:show="replace"><text:span text:style-name="Lienhypertexte">Documentation</text:span><text:tab/>3</text:a></text:p>
          <text:p text:style-name="P25"><text:a xlink:href="#_Toc30688762" office:target-frame-name="_top" xlink:show="replace"><text:span text:style-name="Lienhypertexte">Console</text:span><text:tab/>3</text:a></text:p>
          <text:p text:style-name="P26"><text:a xlink:href="#_Toc30688763" office:target-frame-name="_top" xlink:show="replace"><text:span text:style-name="Lienhypertexte">Threads utilisateur</text:span><text:tab/>3</text:a></text:p>
          <text:p text:style-name="P27"><text:a xlink:href="#_Toc30688764" office:target-frame-name="_top" xlink:show="replace"><text:span text:style-name="Lienhypertexte">Mémoire virtuelle</text:span><text:tab/>4</text:a></text:p>
          <text:p text:style-name="P28"><text:a xlink:href="#_Toc30688765" office:target-frame-name="_top" xlink:show="replace"><text:span text:style-name="Lienhypertexte">Système de fichiers</text:span><text:tab/>4</text:a></text:p>
          <text:p text:style-name="P29"><text:a xlink:href="#_Toc30688766" office:target-frame-name="_top" xlink:show="replace"><text:span text:style-name="Lienhypertexte">Réseau</text:span><text:tab/>4</text:a></text:p>
          <text:p text:style-name="P30"><text:a xlink:href="#_Toc30688767" office:target-frame-name="_top" xlink:show="replace"><text:span text:style-name="Lienhypertexte">Tests fonctionnels</text:span><text:tab/>5</text:a></text:p>
          <text:p text:style-name="P31"><text:a xlink:href="#_Toc30688768" office:target-frame-name="_top" xlink:show="replace"><text:span text:style-name="Lienhypertexte">Console</text:span><text:tab/>5</text:a></text:p>
          <text:p text:style-name="P32"><text:a xlink:href="#_Toc30688769" office:target-frame-name="_top" xlink:show="replace"><text:span text:style-name="Lienhypertexte">Threads utilisateur</text:span><text:tab/>5</text:a></text:p>
          <text:p text:style-name="P33"><text:a xlink:href="#_Toc30688770" office:target-frame-name="_top" xlink:show="replace"><text:span text:style-name="Lienhypertexte">Mémoire virtuelle</text:span><text:tab/>5</text:a></text:p>
          <text:p text:style-name="P34"><text:a xlink:href="#_Toc30688771" office:target-frame-name="_top" xlink:show="replace"><text:span text:style-name="Lienhypertexte">Système de fichiers</text:span><text:tab/>5</text:a></text:p>
          <text:p text:style-name="P35"><text:a xlink:href="#_Toc30688772" office:target-frame-name="_top" xlink:show="replace"><text:span text:style-name="Lienhypertexte">Réseau</text:span><text:tab/>5</text:a></text:p>
          <text:p text:style-name="P36"><text:a xlink:href="#_Toc30688773" office:target-frame-name="_top" xlink:show="replace"><text:span text:style-name="Lienhypertexte">Choix d’implémentation</text:span><text:tab/>5</text:a></text:p>
          <text:p text:style-name="P37"><text:a xlink:href="#_Toc30688774" office:target-frame-name="_top" xlink:show="replace"><text:span text:style-name="Lienhypertexte">Threads utilisateur</text:span><text:tab/>5</text:a></text:p>
          <text:p text:style-name="P38"><text:a xlink:href="#_Toc30688775" office:target-frame-name="_top" xlink:show="replace"><text:span text:style-name="Lienhypertexte">Mémoire virtuelle</text:span><text:tab/>6</text:a></text:p>
          <text:p text:style-name="P39"><text:a xlink:href="#_Toc30688776" office:target-frame-name="_top" xlink:show="replace"><text:span text:style-name="Lienhypertexte">Système de fichiers</text:span><text:tab/>6</text:a></text:p>
          <text:p text:style-name="P40"><text:a xlink:href="#_Toc30688777" office:target-frame-name="_top" xlink:show="replace"><text:span text:style-name="Lienhypertexte">Réseau</text:span><text:tab/>6</text:a></text:p>
          <text:p text:style-name="P41"><text:a xlink:href="#_Toc30688778" office:target-frame-name="_top" xlink:show="replace"><text:span text:style-name="Lienhypertexte">Organisation</text:span><text:tab/>6</text:a></text:p>
          <text:p text:style-name="P42"><text:a xlink:href="#_Toc30688779" office:target-frame-name="_top" xlink:show="replace"><text:span text:style-name="Lienhypertexte">Planning – Historique</text:span><text:tab/>6</text:a></text:p>
          <text:p text:style-name="P43"><text:a xlink:href="#_Toc30688780" office:target-frame-name="_top" xlink:show="replace"><text:span text:style-name="Lienhypertexte">Répartition des tâches</text:span><text:tab/>6</text:a></text:p>
        </text:index-body>
      </text:table-of-content>
      <text:p text:style-name="Normal"/>
      <text:p text:style-name="P44"/>
      <text:h text:style-name="Titre2" text:outline-level="2"><text:bookmark-start text:name="_Toc30067876"/><text:bookmark-start text:name="_Toc30154541"/><text:bookmark-start text:name="_Toc30688760"/><text:soft-page-break/>Présentation des fonctionnalités<text:bookmark-end text:name="_Toc30067876"/><text:bookmark-end text:name="_Toc30154541"/><text:bookmark-end text:name="_Toc30688760"/></text:h>
      <text:p text:style-name="Sansinterligne">NachOS est un pseudo système d’exploitation (OS) :<text:s/>c’est un<text:s/>programme qui tourne sur un OS classique (ici un système basé sur Unix) et simule un OS basique. Cet OS possède les fonctionnalités suivantes :</text:p>
      <text:list text:style-name="LFO1" text:continue-numbering="true">
        <text:list-item>
          <text:p text:style-name="P45">Shell (à voir)</text:p>
        </text:list-item>
        <text:list-item>
          <text:p text:style-name="P46">Gestion multiprocessus et multithreads (incluant la synchronisation)</text:p>
        </text:list-item>
        <text:list-item>
          <text:p text:style-name="P47">Virtualisation de la mémoire (pagination ?)</text:p>
        </text:list-item>
        <text:list-item>
          <text:p text:style-name="P48">Système de fichiers et répertoires</text:p>
        </text:list-item>
        <text:list-item>
          <text:p text:style-name="P49">Communication<text:s/>via le<text:s/>réseau</text:p>
        </text:list-item>
      </text:list>
      <text:p text:style-name="Sansinterligne"/>
      <text:p text:style-name="Sansinterligne">[Limites Techniqu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0">32<text:s/></text:span>– 1</text:p>
      <text:p text:style-name="P51"/>
      <text:h text:style-name="Titre2" text:outline-level="2"><text:bookmark-start text:name="_Toc30067877"/><text:bookmark-start text:name="_Toc30154542"/><text:bookmark-start text:name="_Toc30688761"/>Documentation<text:bookmark-end text:name="_Toc30067877"/><text:bookmark-end text:name="_Toc30154542"/><text:bookmark-end text:name="_Toc30688761"/></text:h>
      <text:p text:style-name="Sansinterligne">Ci-dessous, vous trouverez une liste des appels système disponibles, par domaine.</text:p>
      <text:p text:style-name="Sansinterligne"/>
      <text:h text:style-name="Titre3" text:outline-level="3"><text:bookmark-start text:name="_Toc30688762"/>Console<text:bookmark-end text:name="_Toc30688762"/></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text:s/>un caractère lu sur l’entrée (à préciser)</text:p>
      <text:p text:style-name="Sansinterligne"><text:s/></text:p>
      <text:p text:style-name="Sansinterligne">void PutChar (char ch)</text:p>
      <text:p text:style-name="Sansinterligne">Rôle : affiche un caractère sur la sortie (à préciser)</text:p>
      <text:p text:style-name="Sansinterligne">Paramètres :<text:s/>ch =&gt;<text:s/>le caractère à afficher</text:p>
      <text:p text:style-name="Sansinterligne"/>
      <text:p text:style-name="Sansinterligne">void<text:s/>GetString<text:s/>(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Quelle que soit la valeur de max, la taille maximale est fixée à 256, ce qui laisse 255 positions disponibles.</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soft-page-break/>
      <text:p text:style-name="Sansinterligne">Attention : Il n’y a pas d’obligation que cette chaîne soit terminée par le caractère de fin de chaîne : ‘\0’. Seuls les 256 premiers caractères seront affichés, même limite que pour la fonction GetString.</text:p>
      <text:p text:style-name="Sansinterligne"/>
      <text:p text:style-name="Sansinterligne">void<text:s/>GetInt<text:s/>(int * ref)</text:p>
      <text:p text:style-name="Sansinterligne">Rôle : lit un entier sur l’entrée (à préciser) et le renvoie</text:p>
      <text:p text:style-name="Sansinterligne">Paramètre :<text:s/>ref =&gt;<text:s/>un pointeur vers int pour y placer la valeur lue</text:p>
      <text:p text:style-name="Sansinterligne"/>
      <text:p text:style-name="Sansinterligne">void PutInt (const<text:s/>int<text:s/>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688763"/>Threads utilisateur<text:bookmark-end text:name="_Toc30688763"/></text:h>
      <text:p text:style-name="Sansinterligne"/>
      <text:p text:style-name="Sansinterligne">int UserThreadCreate (void * f (void *),void * arg) :</text:p>
      <text:p text:style-name="Sansinterligne">Rôle : créer un nouveau thread utilisateur.</text:p>
      <text:p text:style-name="Sansinterligne">Paramètres : f est une fonction et arg l’argument à passer à cette fonction</text:p>
      <text:p text:style-name="Sansinterligne">Valeur de retour : Renvoie un entier qui correspond à<text:s/>l'identifiant du thread ou -1 si la création du thread a échoué. L'identifiant renvoyé est un nombre entre 1 et 2<text:span text:style-name="T52">32</text:span>-1. Il ne faut donc pas appeler UserThreadCreate plus de 2<text:span text:style-name="T53">32</text:span>-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 main 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l'identifiant du thread à joindre, fourni par UserThreadCreate.</text:p>
      <text:p text:style-name="Sansinterligne">NB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text:s text:c="8"/></text:p>
      <text:p text:style-name="Sansinterligne">Remarque générale : Le thread principal attend la terminaison de tous ses threads avant de s’arrêter.</text:p>
      <text:p text:style-name="Sansinterligne"/>
      <text:h text:style-name="Titre3" text:outline-level="3"><text:bookmark-start text:name="_Toc30688764"/>Mémoire<text:s/>virtuelle<text:bookmark-end text:name="_Toc30688764"/></text:h>
      <text:p text:style-name="Normal"/>
      <text:soft-page-break/>
      <text:p text:style-name="Sansinterligne">(à remplir)</text:p>
      <text:p text:style-name="Normal"/>
      <text:h text:style-name="Titre3" text:outline-level="3"><text:bookmark-start text:name="_Toc30688765"/>Système de fichiers<text:bookmark-end text:name="_Toc30688765"/></text:h>
      <text:p text:style-name="Normal"/>
      <text:p text:style-name="Sansinterligne">(à remplir)</text:p>
      <text:p text:style-name="Normal"/>
      <text:h text:style-name="Titre3" text:outline-level="3"><text:bookmark-start text:name="_Toc30688766"/>Réseau<text:bookmark-end text:name="_Toc30688766"/></text:h>
      <text:p text:style-name="Normal"/>
      <text:p text:style-name="Sansinterligne">(à remplir)</text:p>
      <text:p text:style-name="Normal"/>
      <text:h text:style-name="Titre2" text:outline-level="2"><text:bookmark-start text:name="_Toc30067878"/><text:bookmark-start text:name="_Toc30154543"/><text:bookmark-start text:name="_Toc30688767"/>Tests fonctionnels<text:bookmark-end text:name="_Toc30067878"/><text:bookmark-end text:name="_Toc30154543"/><text:bookmark-end text:name="_Toc30688767"/></text:h>
      <text:h text:style-name="Titre3" text:outline-level="3"><text:bookmark-start text:name="_Toc30688768"/>Console<text:bookmark-end text:name="_Toc30688768"/></text:h>
      <text:p text:style-name="Sansinterligne">La console qui vous fournit les fonctionnalités listées dans la documentation utilise une<text:s/>SynchConsole. Voici les fichiers de tests montrant le fonctionnement de ces fonctionnalités<text:s/>: putchar.c, getchar.c, putstring.c, getstring.c, getint.c,<text:s/>putint.c</text:p>
      <text:p text:style-name="Sansinterligne"/>
      <text:h text:style-name="Titre3" text:outline-level="3"><text:bookmark-start text:name="_Toc30688769"/>Threads utilisateur<text:bookmark-end text:name="_Toc30688769"/></text:h>
      <text:p text:style-name="Sansinterligne"/>
      <text:p text:style-name="Sansinterligne">(à remplir)</text:p>
      <text:p text:style-name="Sansinterligne"/>
      <text:h text:style-name="Titre3" text:outline-level="3"><text:bookmark-start text:name="_Toc30688770"/>Mémoire virtuelle<text:bookmark-end text:name="_Toc30688770"/></text:h>
      <text:p text:style-name="Sansinterligne"/>
      <text:p text:style-name="Sansinterligne">(à remplir)</text:p>
      <text:p text:style-name="Sansinterligne"/>
      <text:h text:style-name="Titre3" text:outline-level="3"><text:bookmark-start text:name="_Toc30688771"/>Système de fichiers<text:bookmark-end text:name="_Toc30688771"/></text:h>
      <text:p text:style-name="Normal"/>
      <text:p text:style-name="Sansinterligne">(à remplir)</text:p>
      <text:p text:style-name="Sansinterligne"/>
      <text:h text:style-name="Titre3" text:outline-level="3"><text:bookmark-start text:name="_Toc30688772"/>Réseau<text:bookmark-end text:name="_Toc30688772"/></text:h>
      <text:p text:style-name="Normal"/>
      <text:p text:style-name="Sansinterligne">(à remplir)</text:p>
      <text:p text:style-name="Normal"/>
      <text:h text:style-name="Titre2" text:outline-level="2"><text:bookmark-start text:name="_Toc30067879"/><text:bookmark-start text:name="_Toc30154544"/><text:bookmark-start text:name="_Toc30688773"/>Choix d’implémentation<text:bookmark-end text:name="_Toc30067879"/><text:bookmark-end text:name="_Toc30154544"/><text:bookmark-end text:name="_Toc30688773"/></text:h>
      <text:h text:style-name="Titre3" text:outline-level="3"><text:bookmark-start text:name="_Toc30154545"/><text:bookmark-start text:name="_Toc30688774"/>Threads utilisateur<text:bookmark-end text:name="_Toc30154545"/><text:bookmark-end text:name="_Toc30688774"/></text:h>
      <text:p text:style-name="Normal"/>
      <text:p text:style-name="Sansinterligne">On garde une liste de threads actifs dans l’espace d’adressage (addrspace).</text:p>
      <text:p text:style-name="Sansinterligne">Pour réaliser UserThreadCreate,<text:s/>on ajoute dans la liste le thread qui vient d'être créé. Puis on alloue trois pages pour sa pile, pour cela on dispose d’un bitmap qui garde l'état d'utilisation des pages et on récupère trois pages consécutives. On met la valeur du registre RetAddrReg à<text:s/><text:soft-page-break/>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text:s/>partir de l'idT en paramètre. S'il existe, on crée un sémaphore, le thread appelant bloque sur le sémapho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é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p text:style-name="Normal"/>
      <text:h text:style-name="Titre3" text:outline-level="3"><text:bookmark-start text:name="_Toc30154548"/><text:bookmark-start text:name="_Toc30688775"/>Mémoire virtuelle<text:bookmark-end text:name="_Toc30154548"/><text:bookmark-end text:name="_Toc30688775"/></text:h>
      <text:p text:style-name="Normal"/>
      <text:h text:style-name="Titre3" text:outline-level="3"><text:bookmark-start text:name="_Toc30688776"/>Système de fichiers<text:bookmark-end text:name="_Toc30688776"/></text:h>
      <text:p text:style-name="Normal"/>
      <text:h text:style-name="Titre3" text:outline-level="3"><text:bookmark-start text:name="_Toc30154547"/><text:bookmark-start text:name="_Toc30688777"/>Réseau<text:bookmark-end text:name="_Toc30154547"/><text:bookmark-end text:name="_Toc30688777"/></text:h>
      <text:p text:style-name="Normal"/>
      <text:p text:style-name="Normal"/>
      <text:h text:style-name="Titre2" text:outline-level="2"><text:bookmark-start text:name="_Toc30067880"/><text:bookmark-start text:name="_Toc30154549"/><text:bookmark-start text:name="_Toc30688778"/>Organisation<text:bookmark-end text:name="_Toc30067880"/><text:bookmark-end text:name="_Toc30154549"/><text:bookmark-end text:name="_Toc30688778"/></text:h>
      <text:h text:style-name="Titre3" text:outline-level="3"><text:bookmark-start text:name="_Toc30067881"/><text:bookmark-start text:name="_Toc30154550"/><text:bookmark-start text:name="_Toc30688779"/>Planning<text:bookmark-end text:name="_Toc30067881"/><text:s/>– Historique<text:bookmark-end text:name="_Toc30154550"/><text:bookmark-end text:name="_Toc30688779"/></text:h>
      <text:p text:style-name="Normal"/>
      <text:p text:style-name="Sansinterligne">06/01 :<text:s/>Début de l’étape 1.<text:s/>Installation Nachos<text:s/>et création des dépôts<text:s/>Git.<text:s/></text:p>
      <text:p text:style-name="Sansinterligne">07/01 :<text:s/>Suite<text:s/>et<text:s/>fin<text:s/>de l'étape 1.</text:p>
      <text:p text:style-name="Sansinterligne">08/01 : Début de l'étape 2.</text:p>
      <text:p text:style-name="Sansinterligne">09/01 :<text:s/>Suite<text:s/>et<text:s/>fin<text:s/>de l'étape 2.</text:p>
      <text:p text:style-name="Sansinterligne">10/01 : Début de l'étape 3<text:s/>partie 1.</text:p>
      <text:p text:style-name="Sansinterligne">13/01 :<text:s/>Suite<text:s/>de l'étape 3<text:s/>partie 1.</text:p>
      <text:p text:style-name="Sansinterligne">14/01 :<text:s/>Fin<text:s/>de l’étape 3 partie 1,<text:s/>début<text:s/>partie 2. Début de l'étape 4 partie 1,<text:s/>en parallèle.</text:p>
      <text:p text:style-name="Sansinterligne">15/01 :<text:s/>Suite<text:s/>de l’étape 3 partie 2.<text:s/>Fin<text:s/>de<text:s/>l’étape 4 partie 1, début<text:s/>partie 2.<text:s/>Début des tests</text:p>
      <text:p text:style-name="Sansinterligne">16/01 :<text:s/>Fin<text:s/>de l’étape 3. Début<text:s/>d’écriture du Pré-Rapport.</text:p>
      <text:p text:style-name="Sansinterligne">17/01 :<text:s/>Fin<text:s/>de l’étape 4. Rendu Pré-Rapport et<text:s/>consolidation du code.</text:p>
      <text:p text:style-name="Sansinterligne">20/01 : Début des étapes 5<text:s/>partie 1<text:s/>et 6<text:s/>partie 1,<text:s/>en parallèle.</text:p>
      <text:p text:style-name="Sansinterligne">21/01 :<text:s/>Suite des parties 1 des étapes 5 et 6. Consolidation des tests.</text:p>
      <text:p text:style-name="Sansinterligne">22/01 : Fin des parties 1, début partie 2 pour les étapes 5 et 6.</text:p>
      <text:p text:style-name="Sansinterligne">23/01 :<text:s/></text:p>
      <text:p text:style-name="Sansinterligne">24/01 : Début rédaction du rapport final</text:p>
      <text:p text:style-name="Sansinterligne"/>
      <text:p text:style-name="Normal"/>
      <text:h text:style-name="Titre3" text:outline-level="3"><text:bookmark-start text:name="_Toc30067882"/><text:bookmark-start text:name="_Toc30154551"/><text:bookmark-start text:name="_Toc30688780"/><text:soft-page-break/>Répartition des tâches<text:bookmark-end text:name="_Toc30067882"/><text:bookmark-end text:name="_Toc30154551"/><text:bookmark-end text:name="_Toc30688780"/></text:h>
      <text:p text:style-name="Normal"/>
      <text:p text:style-name="Sansinterligne">Le développement a été fait en commun jusqu’à la fin de la première<text:s/>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23T16:04:00Z</dc:date>
    <meta:template xlink:href="Normal.dotm" xlink:type="simple"/>
    <meta:editing-cycles>35</meta:editing-cycles>
    <meta:editing-duration>PT35760S</meta:editing-duration>
    <meta:document-statistic meta:page-count="7" meta:paragraph-count="18" meta:word-count="1405" meta:character-count="9115" meta:row-count="64" meta:non-whitespace-character-count="7728"/>
  </office:meta>
</office:document-meta>
</file>